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cm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14.644cm"/>
    </style:style>
    <style:style style:name="co5" style:family="table-column">
      <style:table-column-properties fo:break-before="auto" style:column-width="3.916cm"/>
    </style:style>
    <style:style style:name="co6" style:family="table-column">
      <style:table-column-properties fo:break-before="auto" style:column-width="2.6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end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Comma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umen Retenciones 20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number-columns-repeated="2" table:default-cell-style-name="ce8"/>
        <table:table-column table:style-name="co5" table:number-columns-repeated="10" table:default-cell-style-name="Default"/>
        <table:table-column table:style-name="co5" table:number-columns-repeated="2" table:default-cell-style-name="ce8"/>
        <table:table-column table:style-name="co5" table:number-columns-repeated="10" table:default-cell-style-name="Default"/>
        <table:table-column table:style-name="co6" table:number-columns-repeated="99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8" office:value-type="string" office:string-value="ENERO" calcext:value-type="string" table:number-columns-spanned="2" table:number-rows-spanned="1">
            <text:p><text:s/>ENERO </text:p>
          </table:table-cell>
          <table:covered-table-cell table:style-name="ce18"/>
          <table:table-cell table:style-name="ce18" office:value-type="string" office:string-value="FEBRERO" calcext:value-type="string" table:number-columns-spanned="2" table:number-rows-spanned="1">
            <text:p><text:s/>FEBRERO </text:p>
          </table:table-cell>
          <table:covered-table-cell table:style-name="ce18"/>
          <table:table-cell table:style-name="ce18" office:value-type="string" office:string-value="MARZO" calcext:value-type="string" table:number-columns-spanned="2" table:number-rows-spanned="1">
            <text:p><text:s/>MARZO </text:p>
          </table:table-cell>
          <table:covered-table-cell table:style-name="ce18"/>
          <table:table-cell table:style-name="ce18" office:value-type="string" office:string-value="ABRIL" calcext:value-type="string" table:number-columns-spanned="2" table:number-rows-spanned="1">
            <text:p><text:s/>ABRIL </text:p>
          </table:table-cell>
          <table:covered-table-cell table:style-name="ce18"/>
          <table:table-cell table:style-name="ce18" office:value-type="string" office:string-value="MAYO" calcext:value-type="string" table:number-columns-spanned="2" table:number-rows-spanned="1">
            <text:p><text:s/>MAYO </text:p>
          </table:table-cell>
          <table:covered-table-cell table:style-name="ce18"/>
          <table:table-cell table:style-name="ce18" office:value-type="string" office:string-value="JUNIO" calcext:value-type="string" table:number-columns-spanned="2" table:number-rows-spanned="1">
            <text:p><text:s/>JUNIO </text:p>
          </table:table-cell>
          <table:covered-table-cell table:style-name="ce18"/>
          <table:table-cell table:style-name="ce18" office:value-type="string" office:string-value="JULIO" calcext:value-type="string" table:number-columns-spanned="2" table:number-rows-spanned="1">
            <text:p><text:s/>JULIO </text:p>
          </table:table-cell>
          <table:covered-table-cell table:style-name="ce18"/>
          <table:table-cell table:style-name="ce18" office:value-type="string" office:string-value="AGOSTO" calcext:value-type="string" table:number-columns-spanned="2" table:number-rows-spanned="1">
            <text:p><text:s/>AGOSTO </text:p>
          </table:table-cell>
          <table:covered-table-cell table:style-name="ce18"/>
          <table:table-cell table:style-name="ce18" office:value-type="string" office:string-value="SEPTIEMBRE" calcext:value-type="string" table:number-columns-spanned="2" table:number-rows-spanned="1">
            <text:p><text:s/>SEPTIEMBRE </text:p>
          </table:table-cell>
          <table:covered-table-cell table:style-name="ce18"/>
          <table:table-cell table:style-name="ce18" office:value-type="string" office:string-value="OCTUBRE" calcext:value-type="string" table:number-columns-spanned="2" table:number-rows-spanned="1">
            <text:p><text:s/>OCTUBRE </text:p>
          </table:table-cell>
          <table:covered-table-cell table:style-name="ce18"/>
          <table:table-cell table:style-name="ce18" office:value-type="string" office:string-value="NOVIEMBRE" calcext:value-type="string" table:number-columns-spanned="2" table:number-rows-spanned="1">
            <text:p><text:s/>NOVIEMBRE </text:p>
          </table:table-cell>
          <table:covered-table-cell table:style-name="ce18"/>
          <table:table-cell table:style-name="ce18" office:value-type="string" office:string-value="DICIEMBRE" calcext:value-type="string" table:number-columns-spanned="2" table:number-rows-spanned="1">
            <text:p><text:s/>DICIEMBRE </text:p>
          </table:table-cell>
          <table:covered-table-cell table:style-name="ce18"/>
          <table:table-cell table:number-columns-repeated="996"/>
        </table:table-row>
        <table:table-row table:style-name="ro2">
          <table:table-cell/>
          <table:table-cell table:style-name="ce1"/>
          <table:table-cell table:style-name="ce3" office:value-type="string" calcext:value-type="string">
            <text:p>CASILLA</text:p>
          </table:table-cell>
          <table:table-cell table:style-name="ce3" office:value-type="string" calcext:value-type="string">
            <text:p>DETALLE DE PAGO Y RETENCION POR IMPUSTO A LA RENTA</text:p>
          </table:table-cell>
          <table:table-cell table:style-name="ce10" office:value-type="string" office:string-value="Base Imponible" calcext:value-type="string">
            <text:p><text:s/>Base Imponible </text:p>
          </table:table-cell>
          <table:table-cell table:style-name="ce10" office:value-type="string" office:string-value="Retenido" calcext:value-type="string">
            <text:p><text:s/>Retenido </text:p>
          </table:table-cell>
          <table:table-cell table:style-name="ce10" office:value-type="string" office:string-value="Base Imponible" calcext:value-type="string">
            <text:p><text:s/>Base Imponible </text:p>
          </table:table-cell>
          <table:table-cell table:style-name="ce10" office:value-type="string" office:string-value="Retenido" calcext:value-type="string">
            <text:p><text:s/>Retenido </text:p>
          </table:table-cell>
          <table:table-cell table:style-name="ce10" office:value-type="string" office:string-value="Base Imponible" calcext:value-type="string">
            <text:p><text:s/>Base Imponible </text:p>
          </table:table-cell>
          <table:table-cell table:style-name="ce10" office:value-type="string" office:string-value="Retenido" calcext:value-type="string">
            <text:p><text:s/>Retenido </text:p>
          </table:table-cell>
          <table:table-cell table:style-name="ce10" office:value-type="string" office:string-value="Base Imponible" calcext:value-type="string">
            <text:p><text:s/>Base Imponible </text:p>
          </table:table-cell>
          <table:table-cell table:style-name="ce10" office:value-type="string" office:string-value="Retenido" calcext:value-type="string">
            <text:p><text:s/>Retenido </text:p>
          </table:table-cell>
          <table:table-cell table:style-name="ce10" office:value-type="string" office:string-value="Base Imponible" calcext:value-type="string">
            <text:p><text:s/>Base Imponible </text:p>
          </table:table-cell>
          <table:table-cell table:style-name="ce10" office:value-type="string" office:string-value="Retenido" calcext:value-type="string">
            <text:p><text:s/>Retenido </text:p>
          </table:table-cell>
          <table:table-cell table:style-name="ce10" office:value-type="string" office:string-value="Base Imponible" calcext:value-type="string">
            <text:p><text:s/>Base Imponible </text:p>
          </table:table-cell>
          <table:table-cell table:style-name="ce10" office:value-type="string" office:string-value="Retenido" calcext:value-type="string">
            <text:p><text:s/>Retenido </text:p>
          </table:table-cell>
          <table:table-cell table:style-name="ce10" office:value-type="string" office:string-value="Base Imponible" calcext:value-type="string">
            <text:p><text:s/>Base Imponible </text:p>
          </table:table-cell>
          <table:table-cell table:style-name="ce10" office:value-type="string" office:string-value="Retenido" calcext:value-type="string">
            <text:p><text:s/>Retenido </text:p>
          </table:table-cell>
          <table:table-cell table:style-name="ce10" office:value-type="string" office:string-value="Base Imponible" calcext:value-type="string">
            <text:p><text:s/>Base Imponible </text:p>
          </table:table-cell>
          <table:table-cell table:style-name="ce10" office:value-type="string" office:string-value="Retenido" calcext:value-type="string">
            <text:p><text:s/>Retenido </text:p>
          </table:table-cell>
          <table:table-cell table:style-name="ce10" office:value-type="string" office:string-value="Base Imponible" calcext:value-type="string">
            <text:p><text:s/>Base Imponible </text:p>
          </table:table-cell>
          <table:table-cell table:style-name="ce10" office:value-type="string" office:string-value="Retenido" calcext:value-type="string">
            <text:p><text:s/>Retenido </text:p>
          </table:table-cell>
          <table:table-cell table:style-name="ce10" office:value-type="string" office:string-value="Base Imponible" calcext:value-type="string">
            <text:p><text:s/>Base Imponible </text:p>
          </table:table-cell>
          <table:table-cell table:style-name="ce10" office:value-type="string" office:string-value="Retenido" calcext:value-type="string">
            <text:p><text:s/>Retenido </text:p>
          </table:table-cell>
          <table:table-cell table:style-name="ce10" office:value-type="string" office:string-value="Base Imponible" calcext:value-type="string">
            <text:p><text:s/>Base Imponible </text:p>
          </table:table-cell>
          <table:table-cell table:style-name="ce10" office:value-type="string" office:string-value="Retenido" calcext:value-type="string">
            <text:p><text:s/>Retenido </text:p>
          </table:table-cell>
          <table:table-cell table:style-name="ce10" office:value-type="string" office:string-value="Base Imponible" calcext:value-type="string">
            <text:p><text:s/>Base Imponible </text:p>
          </table:table-cell>
          <table:table-cell table:style-name="ce10" office:value-type="string" office:string-value="Retenido" calcext:value-type="string">
            <text:p><text:s/>Retenido </text:p>
          </table:table-cell>
          <table:table-cell table:number-columns-repeated="996"/>
        </table:table-row>
        <table:table-row table:style-name="ro1">
          <table:table-cell/>
          <table:table-cell table:style-name="ce5" office:value-type="string" calcext:value-type="string" table:number-columns-spanned="1" table:number-rows-spanned="18">
            <text:p>Operaciones efectuadas dentro del pais</text:p>
          </table:table-cell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En relacion de dependencia que supera o no la base desgravada</text:p>
          </table:table-cell>
          <table:table-cell table:style-name="ce10" office:value-type="float" office:value="10000" calcext:value-type="float">
            <text:p><text:s/>10,000.00 </text:p>
          </table:table-cell>
          <table:table-cell table:style-name="ce10" table:formula="of:=[.E4]*0.011685" office:value-type="float" office:value="116.85" calcext:value-type="float">
            <text:p><text:s/>116.85 </text:p>
          </table:table-cell>
          <table:table-cell table:style-name="ce10" office:value-type="float" office:value="10000" calcext:value-type="float">
            <text:p><text:s/>10,000.00 </text:p>
          </table:table-cell>
          <table:table-cell table:style-name="ce10" table:formula="of:=[.G4]*0.011685" office:value-type="float" office:value="116.85" calcext:value-type="float">
            <text:p><text:s/>116.85 </text:p>
          </table:table-cell>
          <table:table-cell table:style-name="ce10" office:value-type="float" office:value="10000" calcext:value-type="float">
            <text:p><text:s/>10,000.00 </text:p>
          </table:table-cell>
          <table:table-cell table:style-name="ce10" table:formula="of:=[.I4]*0.011685" office:value-type="float" office:value="116.85" calcext:value-type="float">
            <text:p><text:s/>116.85 </text:p>
          </table:table-cell>
          <table:table-cell table:style-name="ce10" office:value-type="float" office:value="8000" calcext:value-type="float">
            <text:p><text:s/>8,000.00 </text:p>
          </table:table-cell>
          <table:table-cell table:style-name="ce21" table:formula="of:=[.K4]*0.014606" office:value-type="float" office:value="116.848" calcext:value-type="float">
            <text:p><text:s/>116.85 </text:p>
          </table:table-cell>
          <table:table-cell table:style-name="ce10" office:value-type="float" office:value="5000" calcext:value-type="float">
            <text:p><text:s/>5,000.00 </text:p>
          </table:table-cell>
          <table:table-cell table:style-name="ce10" office:value-type="float" office:value="116.85" calcext:value-type="float">
            <text:p><text:s/>116.85 </text:p>
          </table:table-cell>
          <table:table-cell table:style-name="ce10" office:value-type="float" office:value="5000" calcext:value-type="float">
            <text:p><text:s/>5,000.00 </text:p>
          </table:table-cell>
          <table:table-cell table:style-name="ce10" office:value-type="float" office:value="116.85" calcext:value-type="float">
            <text:p><text:s/>116.85 </text:p>
          </table:table-cell>
          <table:table-cell table:style-name="ce10" office:value-type="float" office:value="5000" calcext:value-type="float">
            <text:p><text:s/>5,000.00 </text:p>
          </table:table-cell>
          <table:table-cell table:style-name="ce10" office:value-type="float" office:value="116.85" calcext:value-type="float">
            <text:p><text:s/>116.85 </text:p>
          </table:table-cell>
          <table:table-cell table:style-name="ce10" office:value-type="float" office:value="5000" calcext:value-type="float">
            <text:p><text:s/>5,000.00 </text:p>
          </table:table-cell>
          <table:table-cell table:style-name="ce10" office:value-type="float" office:value="116.85" calcext:value-type="float">
            <text:p><text:s/>116.85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U4]*0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W4]*0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Y4]*0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AA4]*0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Honorarios Profesionales</text:p>
          </table:table-cell>
          <table:table-cell table:number-columns-repeated="10" table:style-name="ce10" office:value-type="float" office:value="0" calcext:value-type="float">
            <text:p><text:s/>- </text:p>
          </table:table-cell>
          <table:table-cell table:style-name="ce10" office:value-type="float" office:value="450" calcext:value-type="float">
            <text:p><text:s/>450.00 </text:p>
          </table:table-cell>
          <table:table-cell table:style-name="ce10" table:formula="of:=[.O5]*0.1" office:value-type="float" office:value="45" calcext:value-type="float">
            <text:p><text:s/>45.00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Q5]*0.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S5]*0.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U5]*0.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W5]*0.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Y5]*0.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AA5]*0.1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Predomina Intelecto</text:p>
          </table:table-cell>
          <table:table-cell table:style-name="ce10" office:value-type="float" office:value="24153.48" calcext:value-type="float">
            <text:p><text:s/>24,153.48 </text:p>
          </table:table-cell>
          <table:table-cell table:style-name="ce10" table:formula="of:=[.E6]*0.08" office:value-type="float" office:value="1932.2784" calcext:value-type="float">
            <text:p><text:s/>1,932.28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G6]*0.08" office:value-type="float" office:value="0" calcext:value-type="float">
            <text:p><text:s/>- </text:p>
          </table:table-cell>
          <table:table-cell table:style-name="ce10" office:value-type="float" office:value="16000" calcext:value-type="float">
            <text:p><text:s/>16,000.00 </text:p>
          </table:table-cell>
          <table:table-cell table:style-name="ce10" table:formula="of:=[.I6]*0.08" office:value-type="float" office:value="1280" calcext:value-type="float">
            <text:p><text:s/>1,280.00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K6]*0.08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M6]*0.08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O6]*0.08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Q6]*0.08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S6]*0.08" office:value-type="float" office:value="0" calcext:value-type="float">
            <text:p><text:s/>- </text:p>
          </table:table-cell>
          <table:table-cell table:number-columns-repeated="8" table:style-name="ce10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Predomina la mano de obra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E7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G7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I7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K7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M7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O7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Q7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S7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U7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W7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Y7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AA7]*0.02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Utilizacion o aprovechamiento de la imagen </text:p>
          </table:table-cell>
          <table:table-cell table:number-columns-repeated="24" table:style-name="ce10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Puublicidad y comunicación</text:p>
          </table:table-cell>
          <table:table-cell table:number-columns-repeated="2" table:style-name="ce10" office:value-type="float" office:value="0" calcext:value-type="float">
            <text:p><text:s/>- </text:p>
          </table:table-cell>
          <table:table-cell table:style-name="ce10" office:value-type="float" office:value="690" calcext:value-type="float">
            <text:p><text:s/>690.00 </text:p>
          </table:table-cell>
          <table:table-cell table:style-name="ce10" table:formula="of:=[.G9]*0.01" office:value-type="float" office:value="6.9" calcext:value-type="float">
            <text:p><text:s/>6.90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I9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K9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M9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O9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Q9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S9]*0.01" office:value-type="float" office:value="0" calcext:value-type="float">
            <text:p><text:s/>- </text:p>
          </table:table-cell>
          <table:table-cell table:number-columns-repeated="8" table:style-name="ce10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Transporte privado de pasajeros o servicio publico o de carga</text:p>
          </table:table-cell>
          <table:table-cell table:style-name="ce10" office:value-type="float" office:value="740" calcext:value-type="float">
            <text:p><text:s/>740.00 </text:p>
          </table:table-cell>
          <table:table-cell table:style-name="ce10" table:formula="of:=[.E10]*0.01" office:value-type="float" office:value="7.4" calcext:value-type="float">
            <text:p><text:s/>7.40 </text:p>
          </table:table-cell>
          <table:table-cell table:style-name="ce10" office:value-type="float" office:value="3080" calcext:value-type="float">
            <text:p><text:s/>3,080.00 </text:p>
          </table:table-cell>
          <table:table-cell table:style-name="ce10" table:formula="of:=[.G10]*0.01" office:value-type="float" office:value="30.8" calcext:value-type="float">
            <text:p><text:s/>30.80 </text:p>
          </table:table-cell>
          <table:table-cell table:style-name="ce10" office:value-type="float" office:value="2790" calcext:value-type="float">
            <text:p><text:s/>2,790.00 </text:p>
          </table:table-cell>
          <table:table-cell table:style-name="ce10" table:formula="of:=[.I10]*0.01" office:value-type="float" office:value="27.9" calcext:value-type="float">
            <text:p><text:s/>27.90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K10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M10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O10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Q10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S10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U10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W10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Y10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AA10]*0.01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A traves de liquidacion de compra</text:p>
          </table:table-cell>
          <table:table-cell table:number-columns-repeated="24" table:style-name="ce10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Transferencia de bienes muebles de naturaleza corporal</text:p>
          </table:table-cell>
          <table:table-cell table:style-name="ce10" office:value-type="float" office:value="113147.67" calcext:value-type="float">
            <text:p><text:s/>113,147.67 </text:p>
          </table:table-cell>
          <table:table-cell table:style-name="ce10" table:formula="of:=[.E12]*0.01" office:value-type="float" office:value="1131.4767" calcext:value-type="float">
            <text:p><text:s/>1,131.48 </text:p>
          </table:table-cell>
          <table:table-cell table:style-name="ce10" office:value-type="float" office:value="24732.42" calcext:value-type="float">
            <text:p><text:s/>24,732.42 </text:p>
          </table:table-cell>
          <table:table-cell table:style-name="ce10" table:formula="of:=[.G12]*0.01" office:value-type="float" office:value="247.3242" calcext:value-type="float">
            <text:p><text:s/>247.32 </text:p>
          </table:table-cell>
          <table:table-cell table:style-name="ce10" office:value-type="float" office:value="10798.25" calcext:value-type="float">
            <text:p><text:s/>10,798.25 </text:p>
          </table:table-cell>
          <table:table-cell table:style-name="ce10" table:formula="of:=[.I12]*0.01" office:value-type="float" office:value="107.9825" calcext:value-type="float">
            <text:p><text:s/>107.98 </text:p>
          </table:table-cell>
          <table:table-cell table:style-name="ce10" office:value-type="float" office:value="3823.51" calcext:value-type="float">
            <text:p><text:s/>3,823.51 </text:p>
          </table:table-cell>
          <table:table-cell table:style-name="ce21" table:formula="of:=[.K12]*0.0175" office:value-type="float" office:value="66.911425" calcext:value-type="float">
            <text:p><text:s/>66.91 </text:p>
          </table:table-cell>
          <table:table-cell table:style-name="ce10" office:value-type="float" office:value="13236.66" calcext:value-type="float">
            <text:p><text:s/>13,236.66 </text:p>
          </table:table-cell>
          <table:table-cell table:style-name="ce21" table:formula="of:=[.M12]*0.0175" office:value-type="float" office:value="231.64155" calcext:value-type="float">
            <text:p><text:s/>231.64 </text:p>
          </table:table-cell>
          <table:table-cell table:style-name="ce10" office:value-type="float" office:value="242.2" calcext:value-type="float">
            <text:p><text:s/>242.20 </text:p>
          </table:table-cell>
          <table:table-cell table:style-name="ce10" table:formula="of:=[.O12]*0.0175" office:value-type="float" office:value="4.2385" calcext:value-type="float">
            <text:p><text:s/>4.24 </text:p>
          </table:table-cell>
          <table:table-cell table:style-name="ce10" office:value-type="float" office:value="1121.39" calcext:value-type="float">
            <text:p><text:s/>1,121.39 </text:p>
          </table:table-cell>
          <table:table-cell table:style-name="ce10" table:formula="of:=[.Q12]*0.0175" office:value-type="float" office:value="19.624325" calcext:value-type="float">
            <text:p><text:s/>19.62 </text:p>
          </table:table-cell>
          <table:table-cell table:style-name="ce10" office:value-type="float" office:value="14070.2" calcext:value-type="float">
            <text:p><text:s/>14,070.20 </text:p>
          </table:table-cell>
          <table:table-cell table:style-name="ce10" table:formula="of:=[.S12]*0.0175" office:value-type="float" office:value="246.2285" calcext:value-type="float">
            <text:p><text:s/>246.23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U12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W12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Y12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AA12]*0.01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Por regalias, derechos de autor, marcas, patentes</text:p>
          </table:table-cell>
          <table:table-cell table:number-columns-repeated="24" table:style-name="ce10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Arrendamientos</text:p>
          </table:table-cell>
          <table:table-cell table:style-name="ce10" office:value-type="float" office:value="2332.17" calcext:value-type="float">
            <text:p><text:s/>2,332.17 </text:p>
          </table:table-cell>
          <table:table-cell table:style-name="ce10" table:formula="of:=[.E14]*0.08" office:value-type="float" office:value="186.5736" calcext:value-type="float">
            <text:p><text:s/>186.57 </text:p>
          </table:table-cell>
          <table:table-cell table:style-name="ce10" office:value-type="float" office:value="2100" calcext:value-type="float">
            <text:p><text:s/>2,100.00 </text:p>
          </table:table-cell>
          <table:table-cell table:style-name="ce10" table:formula="of:=[.G14]*0.08" office:value-type="float" office:value="168" calcext:value-type="float">
            <text:p><text:s/>168.00 </text:p>
          </table:table-cell>
          <table:table-cell table:style-name="ce10" office:value-type="float" office:value="2100" calcext:value-type="float">
            <text:p><text:s/>2,100.00 </text:p>
          </table:table-cell>
          <table:table-cell table:style-name="ce10" table:formula="of:=[.I14]*0.08" office:value-type="float" office:value="168" calcext:value-type="float">
            <text:p><text:s/>168.00 </text:p>
          </table:table-cell>
          <table:table-cell table:style-name="ce10" office:value-type="float" office:value="2100" calcext:value-type="float">
            <text:p><text:s/>2,100.00 </text:p>
          </table:table-cell>
          <table:table-cell table:style-name="ce10" table:formula="of:=[.K14]*0.08" office:value-type="float" office:value="168" calcext:value-type="float">
            <text:p><text:s/>168.00 </text:p>
          </table:table-cell>
          <table:table-cell table:style-name="ce10" office:value-type="float" office:value="2100" calcext:value-type="float">
            <text:p><text:s/>2,100.00 </text:p>
          </table:table-cell>
          <table:table-cell table:style-name="ce10" table:formula="of:=[.M14]*0.08" office:value-type="float" office:value="168" calcext:value-type="float">
            <text:p><text:s/>168.00 </text:p>
          </table:table-cell>
          <table:table-cell table:style-name="ce10" office:value-type="float" office:value="2100" calcext:value-type="float">
            <text:p><text:s/>2,100.00 </text:p>
          </table:table-cell>
          <table:table-cell table:style-name="ce10" table:formula="of:=[.O14]*0.08" office:value-type="float" office:value="168" calcext:value-type="float">
            <text:p><text:s/>168.00 </text:p>
          </table:table-cell>
          <table:table-cell table:style-name="ce10" office:value-type="float" office:value="2100" calcext:value-type="float">
            <text:p><text:s/>2,100.00 </text:p>
          </table:table-cell>
          <table:table-cell table:style-name="ce10" table:formula="of:=[.Q14]*0.08" office:value-type="float" office:value="168" calcext:value-type="float">
            <text:p><text:s/>168.00 </text:p>
          </table:table-cell>
          <table:table-cell table:style-name="ce10" office:value-type="float" office:value="10125.6" calcext:value-type="float">
            <text:p><text:s/>10,125.60 </text:p>
          </table:table-cell>
          <table:table-cell table:style-name="ce10" table:formula="of:=[.S14]*0.08" office:value-type="float" office:value="810.048" calcext:value-type="float">
            <text:p><text:s/>810.05 </text:p>
          </table:table-cell>
          <table:table-cell table:style-name="ce10" table:number-columns-repeated="8"/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Seguros</text:p>
          </table:table-cell>
          <table:table-cell table:style-name="ce10" table:number-columns-repeated="2"/>
          <table:table-cell table:style-name="ce10" office:value-type="float" office:value="276.06" calcext:value-type="float">
            <text:p><text:s/>276.06 </text:p>
          </table:table-cell>
          <table:table-cell table:style-name="ce10" table:formula="of:=[.G15]*0.01" office:value-type="float" office:value="2.7606" calcext:value-type="float">
            <text:p><text:s/>2.76 </text:p>
          </table:table-cell>
          <table:table-cell table:style-name="ce10"/>
          <table:table-cell table:style-name="ce10" table:formula="of:=[.I15]*0.01" office:value-type="float" office:value="0" calcext:value-type="float">
            <text:p><text:s/>- </text:p>
          </table:table-cell>
          <table:table-cell table:style-name="ce10" office:value-type="float" office:value="767.99" calcext:value-type="float">
            <text:p><text:s/>767.99 </text:p>
          </table:table-cell>
          <table:table-cell table:style-name="ce21" table:formula="of:=[.K15]*0.0175" office:value-type="float" office:value="13.439825" calcext:value-type="float">
            <text:p><text:s/>13.44 </text:p>
          </table:table-cell>
          <table:table-cell table:style-name="ce10"/>
          <table:table-cell table:style-name="ce10" table:formula="of:=[.M15]*0.01" office:value-type="float" office:value="0" calcext:value-type="float">
            <text:p><text:s/>- </text:p>
          </table:table-cell>
          <table:table-cell table:style-name="ce10"/>
          <table:table-cell table:style-name="ce10" table:formula="of:=[.O15]*0.01" office:value-type="float" office:value="0" calcext:value-type="float">
            <text:p><text:s/>- </text:p>
          </table:table-cell>
          <table:table-cell table:style-name="ce10"/>
          <table:table-cell table:style-name="ce10" table:formula="of:=[.Q15]*0.01" office:value-type="float" office:value="0" calcext:value-type="float">
            <text:p><text:s/>- </text:p>
          </table:table-cell>
          <table:table-cell table:style-name="ce10"/>
          <table:table-cell table:style-name="ce10" table:formula="of:=[.S15]*0.01" office:value-type="float" office:value="0" calcext:value-type="float">
            <text:p><text:s/>- </text:p>
          </table:table-cell>
          <table:table-cell table:style-name="ce10" table:number-columns-repeated="8"/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Pagos de bienes y servicios no sujetos a retencion</text:p>
          </table:table-cell>
          <table:table-cell table:style-name="ce10" office:value-type="float" office:value="23483.37" calcext:value-type="float">
            <text:p><text:s/>23,483.37 </text:p>
          </table:table-cell>
          <table:table-cell table:style-name="ce10" table:formula="of:=[.E16]*0" office:value-type="float" office:value="0" calcext:value-type="float">
            <text:p><text:s/>- </text:p>
          </table:table-cell>
          <table:table-cell table:style-name="ce10" office:value-type="float" office:value="20197.7" calcext:value-type="float">
            <text:p><text:s/>20,197.70 </text:p>
          </table:table-cell>
          <table:table-cell table:style-name="ce10" table:formula="of:=[.G16]*0" office:value-type="float" office:value="0" calcext:value-type="float">
            <text:p><text:s/>- </text:p>
          </table:table-cell>
          <table:table-cell table:style-name="ce10" office:value-type="float" office:value="1505.54" calcext:value-type="float">
            <text:p><text:s/>1,505.54 </text:p>
          </table:table-cell>
          <table:table-cell table:style-name="ce10" table:formula="of:=[.I16]*0" office:value-type="float" office:value="0" calcext:value-type="float">
            <text:p><text:s/>- </text:p>
          </table:table-cell>
          <table:table-cell table:style-name="ce10" office:value-type="float" office:value="27860.29" calcext:value-type="float">
            <text:p><text:s/>27,860.29 </text:p>
          </table:table-cell>
          <table:table-cell table:style-name="ce10" table:formula="of:=[.K16]*0" office:value-type="float" office:value="0" calcext:value-type="float">
            <text:p><text:s/>- </text:p>
          </table:table-cell>
          <table:table-cell table:style-name="ce10" office:value-type="float" office:value="441.39" calcext:value-type="float">
            <text:p><text:s/>441.39 </text:p>
          </table:table-cell>
          <table:table-cell table:style-name="ce10" table:formula="of:=[.M16]*0" office:value-type="float" office:value="0" calcext:value-type="float">
            <text:p><text:s/>- </text:p>
          </table:table-cell>
          <table:table-cell table:style-name="ce10" office:value-type="float" office:value="409.02" calcext:value-type="float">
            <text:p><text:s/>409.02 </text:p>
          </table:table-cell>
          <table:table-cell table:style-name="ce10" table:formula="of:=[.O16]*0" office:value-type="float" office:value="0" calcext:value-type="float">
            <text:p><text:s/>- </text:p>
          </table:table-cell>
          <table:table-cell table:style-name="ce10" office:value-type="float" office:value="929.81" calcext:value-type="float">
            <text:p><text:s/>929.81 </text:p>
          </table:table-cell>
          <table:table-cell table:style-name="ce10" table:formula="of:=[.Q16]*0" office:value-type="float" office:value="0" calcext:value-type="float">
            <text:p><text:s/>- </text:p>
          </table:table-cell>
          <table:table-cell table:style-name="ce10" office:value-type="float" office:value="674.13" calcext:value-type="float">
            <text:p><text:s/>674.13 </text:p>
          </table:table-cell>
          <table:table-cell table:style-name="ce10" table:formula="of:=[.S16]*0" office:value-type="float" office:value="0" calcext:value-type="float">
            <text:p><text:s/>- </text:p>
          </table:table-cell>
          <table:table-cell table:style-name="ce10" table:number-columns-repeated="8"/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Otra Retencion aplicable 1%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E17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G17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I17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K17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M17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O17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Q17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S17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U17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W17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Y17]*0.0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AA17]*0.01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Otra Retencion aplicable 2%</text:p>
          </table:table-cell>
          <table:table-cell table:style-name="ce10" office:value-type="float" office:value="132261.4" calcext:value-type="float">
            <text:p><text:s/>132,261.40 </text:p>
          </table:table-cell>
          <table:table-cell table:style-name="ce10" table:formula="of:=[.E18]*0.02" office:value-type="float" office:value="2645.228" calcext:value-type="float">
            <text:p><text:s/>2,645.23 </text:p>
          </table:table-cell>
          <table:table-cell table:style-name="ce10" office:value-type="float" office:value="113546.7" calcext:value-type="float">
            <text:p><text:s/>113,546.70 </text:p>
          </table:table-cell>
          <table:table-cell table:style-name="ce10" table:formula="of:=[.G18]*0.02" office:value-type="float" office:value="2270.934" calcext:value-type="float">
            <text:p><text:s/>2,270.93 </text:p>
          </table:table-cell>
          <table:table-cell table:style-name="ce10" office:value-type="float" office:value="45989.56" calcext:value-type="float">
            <text:p><text:s/>45,989.56 </text:p>
          </table:table-cell>
          <table:table-cell table:style-name="ce10" table:formula="of:=[.I18]*0.02" office:value-type="float" office:value="919.7912" calcext:value-type="float">
            <text:p><text:s/>919.79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K18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M18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O18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Q18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S18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U18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W18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Y18]*0.02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AA18]*0.02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Otra Retencion aplicable 8%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E19]*0.08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G19]*0.08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I19]*0.08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K19]*0.08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M19]*0.08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O19]*0.08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Q19]*0.08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S19]*0.08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U19]*0.08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W19]*0.08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Y19]*0.08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AA19]*0.0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Otra Retencion aplicable a diferente valor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E20]*0.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G20]*0.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I20]*0.1" office:value-type="float" office:value="0" calcext:value-type="float">
            <text:p><text:s/>- </text:p>
          </table:table-cell>
          <table:table-cell table:style-name="ce10" office:value-type="float" office:value="7801.15" calcext:value-type="float">
            <text:p><text:s/>7,801.15 </text:p>
          </table:table-cell>
          <table:table-cell table:style-name="ce10" table:formula="of:=[.K20]*0.0275" office:value-type="float" office:value="214.531625" calcext:value-type="float">
            <text:p><text:s/>214.53 </text:p>
          </table:table-cell>
          <table:table-cell table:style-name="ce10" office:value-type="float" office:value="12759" calcext:value-type="float">
            <text:p><text:s/>12,759.00 </text:p>
          </table:table-cell>
          <table:table-cell table:style-name="ce10" table:formula="of:=[.M20]*0.0275" office:value-type="float" office:value="350.8725" calcext:value-type="float">
            <text:p><text:s/>350.87 </text:p>
          </table:table-cell>
          <table:table-cell table:style-name="ce10" office:value-type="float" office:value="6686.12" calcext:value-type="float">
            <text:p><text:s/>6,686.12 </text:p>
          </table:table-cell>
          <table:table-cell table:style-name="ce10" table:formula="of:=[.O20]*0.0275" office:value-type="float" office:value="183.8683" calcext:value-type="float">
            <text:p><text:s/>183.87 </text:p>
          </table:table-cell>
          <table:table-cell table:style-name="ce10" office:value-type="float" office:value="2117.34" calcext:value-type="float">
            <text:p><text:s/>2,117.34 </text:p>
          </table:table-cell>
          <table:table-cell table:style-name="ce10" table:formula="of:=[.Q20]*0.0275" office:value-type="float" office:value="58.22685" calcext:value-type="float">
            <text:p><text:s/>58.23 </text:p>
          </table:table-cell>
          <table:table-cell table:style-name="ce10" office:value-type="float" office:value="25070.9" calcext:value-type="float">
            <text:p><text:s/>25,070.90 </text:p>
          </table:table-cell>
          <table:table-cell table:style-name="ce10" table:formula="of:=[.S20]*0.0275" office:value-type="float" office:value="689.44975" calcext:value-type="float">
            <text:p><text:s/>689.45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U20]*0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W20]*0.1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Y20]*0" office:value-type="float" office:value="0" calcext:value-type="float">
            <text:p><text:s/>-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table:formula="of:=[.AA20]*0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14" office:value-type="string" calcext:value-type="string" table:number-columns-spanned="2" table:number-rows-spanned="1">
            <text:p>TOTAL DE OPERACIONES DENTRO DEL PAIS</text:p>
          </table:table-cell>
          <table:covered-table-cell table:style-name="ce14"/>
          <table:table-cell table:style-name="ce11" table:formula="of:=SUM([.E4:.E20])" office:value-type="float" office:value="306118.09" calcext:value-type="float">
            <text:p><text:s/>306,118.09 </text:p>
          </table:table-cell>
          <table:table-cell table:style-name="ce11" table:formula="of:=SUM([.F4:.F20])" office:value-type="float" office:value="6019.8067" calcext:value-type="float">
            <text:p><text:s/>6,019.81 </text:p>
          </table:table-cell>
          <table:table-cell table:style-name="ce11" table:formula="of:=SUM([.G4:.G20])" office:value-type="float" office:value="174622.88" calcext:value-type="float">
            <text:p><text:s/>174,622.88 </text:p>
          </table:table-cell>
          <table:table-cell table:style-name="ce11" table:formula="of:=SUM([.H4:.H20])" office:value-type="float" office:value="2843.5688" calcext:value-type="float">
            <text:p><text:s/>2,843.57 </text:p>
          </table:table-cell>
          <table:table-cell table:style-name="ce11" table:formula="of:=SUM([.I4:.I20])" office:value-type="float" office:value="89183.35" calcext:value-type="float">
            <text:p><text:s/>89,183.35 </text:p>
          </table:table-cell>
          <table:table-cell table:style-name="ce11" table:formula="of:=SUM([.J4:.J20])" office:value-type="float" office:value="2620.5237" calcext:value-type="float">
            <text:p><text:s/>2,620.52 </text:p>
          </table:table-cell>
          <table:table-cell table:style-name="ce11" table:formula="of:=SUM([.K4:.K20])" office:value-type="float" office:value="50352.94" calcext:value-type="float">
            <text:p><text:s/>50,352.94 </text:p>
          </table:table-cell>
          <table:table-cell table:style-name="ce11" table:formula="of:=SUM([.L4:.L20])" office:value-type="float" office:value="579.730875" calcext:value-type="float">
            <text:p><text:s/>579.73 </text:p>
          </table:table-cell>
          <table:table-cell table:style-name="ce11" table:formula="of:=SUM([.M4:.M20])" office:value-type="float" office:value="33537.05" calcext:value-type="float">
            <text:p><text:s/>33,537.05 </text:p>
          </table:table-cell>
          <table:table-cell table:style-name="ce11" table:formula="of:=SUM([.N4:.N20])" office:value-type="float" office:value="867.36405" calcext:value-type="float">
            <text:p><text:s/>867.36 </text:p>
          </table:table-cell>
          <table:table-cell table:style-name="ce11" table:formula="of:=SUM([.O4:.O20])" office:value-type="float" office:value="14887.34" calcext:value-type="float">
            <text:p><text:s/>14,887.34 </text:p>
          </table:table-cell>
          <table:table-cell table:style-name="ce11" table:formula="of:=SUM([.P4:.P20])" office:value-type="float" office:value="517.9568" calcext:value-type="float">
            <text:p><text:s/>517.96 </text:p>
          </table:table-cell>
          <table:table-cell table:style-name="ce11" table:formula="of:=SUM([.Q4:.Q20])" office:value-type="float" office:value="11268.54" calcext:value-type="float">
            <text:p><text:s/>11,268.54 </text:p>
          </table:table-cell>
          <table:table-cell table:style-name="ce11" table:formula="of:=SUM([.R4:.R20])" office:value-type="float" office:value="362.701175" calcext:value-type="float">
            <text:p><text:s/>362.70 </text:p>
          </table:table-cell>
          <table:table-cell table:style-name="ce11" table:formula="of:=SUM([.S4:.S20])" office:value-type="float" office:value="54940.83" calcext:value-type="float">
            <text:p><text:s/>54,940.83 </text:p>
          </table:table-cell>
          <table:table-cell table:style-name="ce11" table:formula="of:=SUM([.T4:.T20])" office:value-type="float" office:value="1862.57625" calcext:value-type="float">
            <text:p><text:s/>1,862.58 </text:p>
          </table:table-cell>
          <table:table-cell table:style-name="ce11" table:formula="of:=SUM([.U4:.U20])" office:value-type="float" office:value="0" calcext:value-type="float">
            <text:p><text:s/>- </text:p>
          </table:table-cell>
          <table:table-cell table:style-name="ce11" table:formula="of:=SUM([.V4:.V20])" office:value-type="float" office:value="0" calcext:value-type="float">
            <text:p><text:s/>- </text:p>
          </table:table-cell>
          <table:table-cell table:style-name="ce11" table:formula="of:=SUM([.W4:.W20])" office:value-type="float" office:value="0" calcext:value-type="float">
            <text:p><text:s/>- </text:p>
          </table:table-cell>
          <table:table-cell table:style-name="ce11" table:formula="of:=SUM([.X4:.X20])" office:value-type="float" office:value="0" calcext:value-type="float">
            <text:p><text:s/>- </text:p>
          </table:table-cell>
          <table:table-cell table:style-name="ce11" table:formula="of:=SUM([.Y4:.Y20])" office:value-type="float" office:value="0" calcext:value-type="float">
            <text:p><text:s/>- </text:p>
          </table:table-cell>
          <table:table-cell table:style-name="ce11" table:formula="of:=SUM([.Z4:.Z20])" office:value-type="float" office:value="0" calcext:value-type="float">
            <text:p><text:s/>- </text:p>
          </table:table-cell>
          <table:table-cell table:style-name="ce11" table:formula="of:=SUM([.AA4:.AA20])" office:value-type="float" office:value="0" calcext:value-type="float">
            <text:p><text:s/>- </text:p>
          </table:table-cell>
          <table:table-cell table:style-name="ce11" table:formula="of:=SUM([.AB4:.AB20])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2">
          <table:table-cell/>
          <table:table-cell table:style-name="ce5" office:value-type="string" calcext:value-type="string" table:number-columns-spanned="1" table:number-rows-spanned="12">
            <text:p>Operaciones efectuadas fuera del pais</text:p>
          </table:table-cell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Pagos al Exterior no sujetos a retencion</text:p>
          </table:table-cell>
          <table:table-cell table:style-name="ce10" table:number-columns-repeated="8"/>
          <table:table-cell table:style-name="ce10" office:value-type="float" office:value="70171.43" calcext:value-type="float">
            <text:p><text:s/>70,171.43 </text:p>
          </table:table-cell>
          <table:table-cell table:style-name="ce10" table:formula="of:=[.M22]*0" office:value-type="float" office:value="0" calcext:value-type="float">
            <text:p><text:s/>- </text:p>
          </table:table-cell>
          <table:table-cell table:style-name="ce10" table:number-columns-repeated="14"/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Sin convenio de doble tributación</text:p>
          </table:table-cell>
          <table:table-cell table:style-name="ce10" office:value-type="float" office:value="40000" calcext:value-type="float">
            <text:p><text:s/>40,000.00 </text:p>
          </table:table-cell>
          <table:table-cell table:style-name="ce10" table:formula="of:=[.E23]*0.25" office:value-type="float" office:value="10000" calcext:value-type="float">
            <text:p><text:s/>10,000.00 </text:p>
          </table:table-cell>
          <table:table-cell table:style-name="ce10" table:number-columns-repeated="22"/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/>
          <table:table-cell table:style-name="ce6"/>
          <table:table-cell table:style-name="ce10" table:number-columns-repeated="24"/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/>
          <table:table-cell table:style-name="ce6"/>
          <table:table-cell table:style-name="ce10" table:number-columns-repeated="24"/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/>
          <table:table-cell table:style-name="ce6"/>
          <table:table-cell table:style-name="ce10" table:number-columns-repeated="24"/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/>
          <table:table-cell table:style-name="ce6"/>
          <table:table-cell table:style-name="ce10" table:number-columns-repeated="24"/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/>
          <table:table-cell table:style-name="ce6"/>
          <table:table-cell table:style-name="ce10" table:number-columns-repeated="24"/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/>
          <table:table-cell table:style-name="ce6"/>
          <table:table-cell table:style-name="ce10" table:number-columns-repeated="24"/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/>
          <table:table-cell table:style-name="ce6"/>
          <table:table-cell table:style-name="ce10" table:number-columns-repeated="24"/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/>
          <table:table-cell table:style-name="ce6"/>
          <table:table-cell table:style-name="ce10" table:number-columns-repeated="24"/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3"/>
          <table:table-cell table:style-name="ce6"/>
          <table:table-cell table:style-name="ce10" table:number-columns-repeated="24"/>
          <table:table-cell table:number-columns-repeated="996"/>
        </table:table-row>
        <table:table-row table:style-name="ro1">
          <table:table-cell/>
          <table:covered-table-cell table:style-name="ce5"/>
          <table:table-cell table:style-name="ce14" office:value-type="string" calcext:value-type="string" table:number-columns-spanned="2" table:number-rows-spanned="1">
            <text:p>TOTAL DE OPERACIONES FUERA DEL PAIS</text:p>
          </table:table-cell>
          <table:covered-table-cell table:style-name="ce14"/>
          <table:table-cell table:style-name="ce11" table:formula="of:=SUM([.E22:.E32])" office:value-type="float" office:value="40000" calcext:value-type="float">
            <text:p><text:s/>40,000.00 </text:p>
          </table:table-cell>
          <table:table-cell table:style-name="ce11" table:formula="of:=SUM([.F22:.F32])" office:value-type="float" office:value="10000" calcext:value-type="float">
            <text:p><text:s/>10,000.00 </text:p>
          </table:table-cell>
          <table:table-cell table:style-name="ce11" table:formula="of:=SUM([.G22:.G32])" office:value-type="float" office:value="0" calcext:value-type="float">
            <text:p><text:s/>- </text:p>
          </table:table-cell>
          <table:table-cell table:style-name="ce11" table:formula="of:=SUM([.H22:.H32])" office:value-type="float" office:value="0" calcext:value-type="float">
            <text:p><text:s/>- </text:p>
          </table:table-cell>
          <table:table-cell table:style-name="ce11" table:formula="of:=SUM([.I22:.I32])" office:value-type="float" office:value="0" calcext:value-type="float">
            <text:p><text:s/>- </text:p>
          </table:table-cell>
          <table:table-cell table:style-name="ce11" table:formula="of:=SUM([.J22:.J32])" office:value-type="float" office:value="0" calcext:value-type="float">
            <text:p><text:s/>- </text:p>
          </table:table-cell>
          <table:table-cell table:style-name="ce11" table:formula="of:=SUM([.K22:.K32])" office:value-type="float" office:value="0" calcext:value-type="float">
            <text:p><text:s/>- </text:p>
          </table:table-cell>
          <table:table-cell table:style-name="ce11" table:formula="of:=SUM([.L22:.L32])" office:value-type="float" office:value="0" calcext:value-type="float">
            <text:p><text:s/>- </text:p>
          </table:table-cell>
          <table:table-cell table:style-name="ce11" table:formula="of:=SUM([.M22:.M32])" office:value-type="float" office:value="70171.43" calcext:value-type="float">
            <text:p><text:s/>70,171.43 </text:p>
          </table:table-cell>
          <table:table-cell table:style-name="ce11" table:formula="of:=SUM([.N22:.N32])" office:value-type="float" office:value="0" calcext:value-type="float">
            <text:p><text:s/>- </text:p>
          </table:table-cell>
          <table:table-cell table:style-name="ce11" table:formula="of:=SUM([.O22:.O32])" office:value-type="float" office:value="0" calcext:value-type="float">
            <text:p><text:s/>- </text:p>
          </table:table-cell>
          <table:table-cell table:style-name="ce11" table:formula="of:=SUM([.P22:.P32])" office:value-type="float" office:value="0" calcext:value-type="float">
            <text:p><text:s/>- </text:p>
          </table:table-cell>
          <table:table-cell table:style-name="ce11" table:formula="of:=SUM([.Q22:.Q32])" office:value-type="float" office:value="0" calcext:value-type="float">
            <text:p><text:s/>- </text:p>
          </table:table-cell>
          <table:table-cell table:style-name="ce11" table:formula="of:=SUM([.R22:.R32])" office:value-type="float" office:value="0" calcext:value-type="float">
            <text:p><text:s/>- </text:p>
          </table:table-cell>
          <table:table-cell table:style-name="ce11" table:formula="of:=SUM([.S22:.S32])" office:value-type="float" office:value="0" calcext:value-type="float">
            <text:p><text:s/>- </text:p>
          </table:table-cell>
          <table:table-cell table:style-name="ce11" table:formula="of:=SUM([.T22:.T32])" office:value-type="float" office:value="0" calcext:value-type="float">
            <text:p><text:s/>- </text:p>
          </table:table-cell>
          <table:table-cell table:style-name="ce11" table:formula="of:=SUM([.U22:.U32])" office:value-type="float" office:value="0" calcext:value-type="float">
            <text:p><text:s/>- </text:p>
          </table:table-cell>
          <table:table-cell table:style-name="ce11" table:formula="of:=SUM([.V22:.V32])" office:value-type="float" office:value="0" calcext:value-type="float">
            <text:p><text:s/>- </text:p>
          </table:table-cell>
          <table:table-cell table:style-name="ce11" table:formula="of:=SUM([.W22:.W32])" office:value-type="float" office:value="0" calcext:value-type="float">
            <text:p><text:s/>- </text:p>
          </table:table-cell>
          <table:table-cell table:style-name="ce11" table:formula="of:=SUM([.X22:.X32])" office:value-type="float" office:value="0" calcext:value-type="float">
            <text:p><text:s/>- </text:p>
          </table:table-cell>
          <table:table-cell table:style-name="ce11" table:formula="of:=SUM([.Y22:.Y32])" office:value-type="float" office:value="0" calcext:value-type="float">
            <text:p><text:s/>- </text:p>
          </table:table-cell>
          <table:table-cell table:style-name="ce11" table:formula="of:=SUM([.Z22:.Z32])" office:value-type="float" office:value="0" calcext:value-type="float">
            <text:p><text:s/>- </text:p>
          </table:table-cell>
          <table:table-cell table:style-name="ce11" table:formula="of:=SUM([.AA22:.AA32])" office:value-type="float" office:value="0" calcext:value-type="float">
            <text:p><text:s/>- </text:p>
          </table:table-cell>
          <table:table-cell table:style-name="ce11" table:formula="of:=SUM([.AB22:.AB32])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ce8" table:number-columns-repeated="10"/>
          <table:table-cell table:number-columns-repeated="2"/>
          <table:table-cell table:style-name="ce8" table:number-columns-repeated="10"/>
          <table:table-cell table:number-columns-repeated="996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TOTAL GENERAL</text:p>
          </table:table-cell>
          <table:covered-table-cell table:number-columns-repeated="2" table:style-name="ce9"/>
          <table:table-cell table:style-name="ce10" table:formula="of:=[.E21]+[.E33]" office:value-type="float" office:value="346118.09" calcext:value-type="float">
            <text:p><text:s/>346,118.09 </text:p>
          </table:table-cell>
          <table:table-cell table:style-name="ce10" table:formula="of:=[.F21]+[.F33]" office:value-type="float" office:value="16019.8067" calcext:value-type="float">
            <text:p><text:s/>16,019.81 </text:p>
          </table:table-cell>
          <table:table-cell table:style-name="ce10" table:formula="of:=[.G21]+[.G33]" office:value-type="float" office:value="174622.88" calcext:value-type="float">
            <text:p><text:s/>174,622.88 </text:p>
          </table:table-cell>
          <table:table-cell table:style-name="ce10" table:formula="of:=[.H21]+[.H33]" office:value-type="float" office:value="2843.5688" calcext:value-type="float">
            <text:p><text:s/>2,843.57 </text:p>
          </table:table-cell>
          <table:table-cell table:style-name="ce10" table:formula="of:=[.I21]+[.I33]" office:value-type="float" office:value="89183.35" calcext:value-type="float">
            <text:p><text:s/>89,183.35 </text:p>
          </table:table-cell>
          <table:table-cell table:style-name="ce10" table:formula="of:=[.J21]+[.J33]" office:value-type="float" office:value="2620.5237" calcext:value-type="float">
            <text:p><text:s/>2,620.52 </text:p>
          </table:table-cell>
          <table:table-cell table:style-name="ce10" table:formula="of:=[.K21]+[.K33]" office:value-type="float" office:value="50352.94" calcext:value-type="float">
            <text:p><text:s/>50,352.94 </text:p>
          </table:table-cell>
          <table:table-cell table:style-name="ce10" table:formula="of:=[.L21]+[.L33]" office:value-type="float" office:value="579.730875" calcext:value-type="float">
            <text:p><text:s/>579.73 </text:p>
          </table:table-cell>
          <table:table-cell table:style-name="ce10" table:formula="of:=[.M21]+[.M33]" office:value-type="float" office:value="103708.48" calcext:value-type="float">
            <text:p><text:s/>103,708.48 </text:p>
          </table:table-cell>
          <table:table-cell table:style-name="ce10" table:formula="of:=[.N21]+[.N33]" office:value-type="float" office:value="867.36405" calcext:value-type="float">
            <text:p><text:s/>867.36 </text:p>
          </table:table-cell>
          <table:table-cell table:style-name="ce10" table:formula="of:=[.O21]+[.O33]" office:value-type="float" office:value="14887.34" calcext:value-type="float">
            <text:p><text:s/>14,887.34 </text:p>
          </table:table-cell>
          <table:table-cell table:style-name="ce10" table:formula="of:=[.P21]+[.P33]" office:value-type="float" office:value="517.9568" calcext:value-type="float">
            <text:p><text:s/>517.96 </text:p>
          </table:table-cell>
          <table:table-cell table:style-name="ce10" table:formula="of:=[.Q21]+[.Q33]" office:value-type="float" office:value="11268.54" calcext:value-type="float">
            <text:p><text:s/>11,268.54 </text:p>
          </table:table-cell>
          <table:table-cell table:style-name="ce10" table:formula="of:=[.R21]+[.R33]" office:value-type="float" office:value="362.701175" calcext:value-type="float">
            <text:p><text:s/>362.70 </text:p>
          </table:table-cell>
          <table:table-cell table:style-name="ce10" table:formula="of:=[.S21]+[.S33]" office:value-type="float" office:value="54940.83" calcext:value-type="float">
            <text:p><text:s/>54,940.83 </text:p>
          </table:table-cell>
          <table:table-cell table:style-name="ce10" table:formula="of:=[.T21]+[.T33]" office:value-type="float" office:value="1862.57625" calcext:value-type="float">
            <text:p><text:s/>1,862.58 </text:p>
          </table:table-cell>
          <table:table-cell table:style-name="ce10" table:formula="of:=[.U21]+[.U33]" office:value-type="float" office:value="0" calcext:value-type="float">
            <text:p><text:s/>- </text:p>
          </table:table-cell>
          <table:table-cell table:style-name="ce10" table:formula="of:=[.V21]+[.V33]" office:value-type="float" office:value="0" calcext:value-type="float">
            <text:p><text:s/>- </text:p>
          </table:table-cell>
          <table:table-cell table:style-name="ce10" table:formula="of:=[.W21]+[.W33]" office:value-type="float" office:value="0" calcext:value-type="float">
            <text:p><text:s/>- </text:p>
          </table:table-cell>
          <table:table-cell table:style-name="ce10" table:formula="of:=[.X21]+[.X33]" office:value-type="float" office:value="0" calcext:value-type="float">
            <text:p><text:s/>- </text:p>
          </table:table-cell>
          <table:table-cell table:style-name="ce10" table:formula="of:=[.Y21]+[.Y33]" office:value-type="float" office:value="0" calcext:value-type="float">
            <text:p><text:s/>- </text:p>
          </table:table-cell>
          <table:table-cell table:style-name="ce10" table:formula="of:=[.Z21]+[.Z33]" office:value-type="float" office:value="0" calcext:value-type="float">
            <text:p><text:s/>- </text:p>
          </table:table-cell>
          <table:table-cell table:style-name="ce10" table:formula="of:=[.AA21]+[.AA33]" office:value-type="float" office:value="0" calcext:value-type="float">
            <text:p><text:s/>- </text:p>
          </table:table-cell>
          <table:table-cell table:style-name="ce10" table:formula="of:=[.AB21]+[.AB33]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6" office:value-type="string" calcext:value-type="string">
            <text:p>INTERES POR MORA</text:p>
          </table:table-cell>
          <table:table-cell table:number-columns-repeated="24" table:style-name="ce10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6" office:value-type="string" calcext:value-type="string">
            <text:p>MULTA </text:p>
          </table:table-cell>
          <table:table-cell table:number-columns-repeated="24" table:style-name="ce10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7" office:value-type="string" calcext:value-type="string">
            <text:p>TOTAL A PAGAR</text:p>
          </table:table-cell>
          <table:table-cell table:style-name="ce11" table:formula="of:=SUM([.E35:.E37])" office:value-type="float" office:value="346118.09" calcext:value-type="float">
            <text:p><text:s/>346,118.09 </text:p>
          </table:table-cell>
          <table:table-cell table:style-name="ce11" table:formula="of:=SUM([.F35:.F37])" office:value-type="float" office:value="16019.8067" calcext:value-type="float">
            <text:p><text:s/>16,019.81 </text:p>
          </table:table-cell>
          <table:table-cell table:style-name="ce11" table:formula="of:=SUM([.G35:.G37])" office:value-type="float" office:value="174622.88" calcext:value-type="float">
            <text:p><text:s/>174,622.88 </text:p>
          </table:table-cell>
          <table:table-cell table:style-name="ce11" table:formula="of:=SUM([.H35:.H37])" office:value-type="float" office:value="2843.5688" calcext:value-type="float">
            <text:p><text:s/>2,843.57 </text:p>
          </table:table-cell>
          <table:table-cell table:style-name="ce11" table:formula="of:=SUM([.I35:.I37])" office:value-type="float" office:value="89183.35" calcext:value-type="float">
            <text:p><text:s/>89,183.35 </text:p>
          </table:table-cell>
          <table:table-cell table:style-name="ce11" table:formula="of:=SUM([.J35:.J37])" office:value-type="float" office:value="2620.5237" calcext:value-type="float">
            <text:p><text:s/>2,620.52 </text:p>
          </table:table-cell>
          <table:table-cell table:style-name="ce11" table:formula="of:=SUM([.K35:.K37])" office:value-type="float" office:value="50352.94" calcext:value-type="float">
            <text:p><text:s/>50,352.94 </text:p>
          </table:table-cell>
          <table:table-cell table:style-name="ce11" table:formula="of:=SUM([.L35:.L37])" office:value-type="float" office:value="579.730875" calcext:value-type="float">
            <text:p><text:s/>579.73 </text:p>
          </table:table-cell>
          <table:table-cell table:style-name="ce11" table:formula="of:=SUM([.M35:.M37])" office:value-type="float" office:value="103708.48" calcext:value-type="float">
            <text:p><text:s/>103,708.48 </text:p>
          </table:table-cell>
          <table:table-cell table:style-name="ce11" table:formula="of:=SUM([.N35:.N37])" office:value-type="float" office:value="867.36405" calcext:value-type="float">
            <text:p><text:s/>867.36 </text:p>
          </table:table-cell>
          <table:table-cell table:style-name="ce11" table:formula="of:=SUM([.O35:.O37])" office:value-type="float" office:value="14887.34" calcext:value-type="float">
            <text:p><text:s/>14,887.34 </text:p>
          </table:table-cell>
          <table:table-cell table:style-name="ce11" table:formula="of:=SUM([.P35:.P37])" office:value-type="float" office:value="517.9568" calcext:value-type="float">
            <text:p><text:s/>517.96 </text:p>
          </table:table-cell>
          <table:table-cell table:style-name="ce11" table:formula="of:=SUM([.Q35:.Q37])" office:value-type="float" office:value="11268.54" calcext:value-type="float">
            <text:p><text:s/>11,268.54 </text:p>
          </table:table-cell>
          <table:table-cell table:style-name="ce11" table:formula="of:=SUM([.R35:.R37])" office:value-type="float" office:value="362.701175" calcext:value-type="float">
            <text:p><text:s/>362.70 </text:p>
          </table:table-cell>
          <table:table-cell table:style-name="ce11" table:formula="of:=SUM([.S35:.S37])" office:value-type="float" office:value="54940.83" calcext:value-type="float">
            <text:p><text:s/>54,940.83 </text:p>
          </table:table-cell>
          <table:table-cell table:style-name="ce11" table:formula="of:=SUM([.T35:.T37])" office:value-type="float" office:value="1862.57625" calcext:value-type="float">
            <text:p><text:s/>1,862.58 </text:p>
          </table:table-cell>
          <table:table-cell table:style-name="ce11" table:formula="of:=SUM([.U35:.U37])" office:value-type="float" office:value="0" calcext:value-type="float">
            <text:p><text:s/>- </text:p>
          </table:table-cell>
          <table:table-cell table:style-name="ce11" table:formula="of:=SUM([.V35:.V37])" office:value-type="float" office:value="0" calcext:value-type="float">
            <text:p><text:s/>- </text:p>
          </table:table-cell>
          <table:table-cell table:style-name="ce11" table:formula="of:=SUM([.W35:.W37])" office:value-type="float" office:value="0" calcext:value-type="float">
            <text:p><text:s/>- </text:p>
          </table:table-cell>
          <table:table-cell table:style-name="ce11" table:formula="of:=SUM([.X35:.X37])" office:value-type="float" office:value="0" calcext:value-type="float">
            <text:p><text:s/>- </text:p>
          </table:table-cell>
          <table:table-cell table:style-name="ce11" table:formula="of:=SUM([.Y35:.Y37])" office:value-type="float" office:value="0" calcext:value-type="float">
            <text:p><text:s/>- </text:p>
          </table:table-cell>
          <table:table-cell table:style-name="ce11" table:formula="of:=SUM([.Z35:.Z37])" office:value-type="float" office:value="0" calcext:value-type="float">
            <text:p><text:s/>- </text:p>
          </table:table-cell>
          <table:table-cell table:style-name="ce11" table:formula="of:=SUM([.AA35:.AA37])" office:value-type="float" office:value="0" calcext:value-type="float">
            <text:p><text:s/>- </text:p>
          </table:table-cell>
          <table:table-cell table:style-name="ce11" table:formula="of:=SUM([.AB35:.AB37])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tal de Compras</text:p>
          </table:table-cell>
          <table:table-cell table:formula="of:=[.E35]+[.G35]+[.I35]+[.K35]+[.M35]+[.O35]+[.Q35]+[.S35]+[.U35]+[.W35]+[.Y35]+[.AA35]" office:value-type="float" office:value="845082.45" calcext:value-type="float">
            <text:p><text:s/>845,082.45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de Retenciones</text:p>
          </table:table-cell>
          <table:table-cell table:formula="of:=[.F35]+[.H35]+[.J35]+[.L35]+[.N35]+[.P35]+[.R35]+[.T35]+[.V35]+[.X35]+[.Z35]+[.AB35]" office:value-type="float" office:value="25674.22835" calcext:value-type="float">
            <text:p><text:s/>25,674.23 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1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15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0:11:18.1583345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4:39:18.685261415</meta:creation-date>
    <dc:date>2020-11-19T10:55:14.357088962</dc:date>
    <meta:editing-duration>PT7M33S</meta:editing-duration>
    <meta:editing-cycles>2</meta:editing-cycles>
    <meta:generator>LibreOffice/6.4.6.2$Linux_X86_64 LibreOffice_project/40$Build-2</meta:generator>
    <meta:document-statistic meta:table-count="1" meta:cell-count="613" meta:object-count="0"/>
  </office:meta>
</office:document-meta>
</file>